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TKN – Progetto Fast Error Check</text:p>
      <text:p text:style-name="P2"/>
      <text:p text:style-name="P2"/>
      <text:p text:style-name="P2">Il progetto proposto dal Team TKN consiste in un' interfaccia di ricerca,semplice ma funzionale, per i codici di errore dell'Anagrafe Nazionale. Questi codici sono ricercati dalle varie amministrazioni durante il processo di sanificazione dei dati presenti nelle anagrafi locali;pertanto si rende necessaria una funzionalità di questo tipo per poter accelerare il passaggio ad ANPR.</text:p>
      <text:p text:style-name="P2"/>
      <text:p text:style-name="P1">DESCRIZIONE</text:p>
      <text:p text:style-name="P2"/>
      <text:p text:style-name="P2">L'idea principale su cui abbiamo lavorato è rendere l'interfaccia il più user-friendly possibile in modo tale da minimizzare il tempo di risoluzione degli errori in modo tempestivo.</text:p>
      <text:p text:style-name="P2">Seguendo questo spirito abbiamo ideato una casella di ricerca in cui l'utente può inserire il <text:s/>codice di errore e ottenere tutte le informazioni relative disponibili con un semplice click su 'Cerca'.</text:p>
      <text:p text:style-name="P2">Le informazioni riguardanti i possibili errori verrano periodicamente aggiornate in modo automatico.</text:p>
      <text:p text:style-name="P2">Integrando questa funzionalità si sarà in grado di ridurre il tempo e lo sforzo dell'utente nella risoluzione dei vari errori.</text:p>
      <text:p text:style-name="P2"/>
      <text:p text:style-name="P1">TECNOLOGIE</text:p>
      <text:p text:style-name="P2">Il nostro progetto si propone come una possibile soluzione alla issue #312 della repository Github 'Italia/ANPR'.</text:p>
      <text:p text:style-name="P2">L'archittettura del progetto da noi creato riflette l'idea di semplicità sopra descritta:si tratta di una comune interfaccia web, basata su HTML, con un utilizzo basilare delle funzionalità di JavaScript e CSS;tutto questo è supportato da un backend,il cui codice è scritto in PHP (ver. 7.0); un minimo numero di script in questo linguaggio permette di recuperare tutti i dati sugli errori dal sito interno di ANPR,in formato excel,e di restituirli alla nostra interfaccia web in formato json;se la lista sul sito ANPR viene aggiornata verrà automaticamente aggiornato ogni volta anche il json. <text:s/></text:p>
      <text:p text:style-name="P2">Non abbiamo fatto ricorso a un database poiché in questo caso sarebbe superfluo e intendevamo mantenere la politica della semplicità.</text:p>
      <text:p text:style-name="P2">Per ora,ai fini del concorso, il tutto si appoggia su un dominio <text:soft-page-break/>temporaneo messoci a disposizione dai tecnici della Oracle;si tratta di una virtual machine Oracle Linux:utilizzando questo tipo di sistema operativo siamo in grado di garantire un livello di compatibilità molto elevato.</text:p>
      <text:p text:style-name="P2"/>
      <text:p text:style-name="P2"/>
      <text:p text:style-name="P2"><text:s text:c="3"/></text:p>
      <text:p text:style-name="P1"/>
      <text:p text:style-name="P1">POSSIBILI MIGLIORAMENTI</text:p>
      <text:p text:style-name="P2"/>
      <text:p text:style-name="P2">L'issue presa in considerazione domandava l'integrazione con readthedocs,questo richiederebbe una semplice modifica,di rilevanza minore, al codice sorgente alla pagina contemplata dalla issue aggiungendo un link che rimandi alla nostra interfaccia;il motivo per cui non è stato fatto immediatamente è che,poichè abbiamo a disposizione solo un dominio temporaneo,ci è sembrato inutile creare un fork su github per qualcosa che non è destinato a durare.</text:p>
      <text:p text:style-name="P2">Inoltre, poiché il programma deve riscaricare ogni volta il file con tutti i codici di errore, le prestazioni non sono ottimali(i risultati impiegano qualche secondo ad apparire); per risolvere questo problema bisognerebbe fare in modo che il programma legga l'ultima data di modifica del file: se non coincide con quella della versione già salvata allora richiede un altro download del file.</text:p>
      <text:p text:style-name="P2">Un ultimo possibile miglioramento è la creazione di link dinamici corrispondenti ai vari codici di errore,questo permetterebbe un'integrazione diretta con le applicazioni utilizzate dai servizi anagrafici italiani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8T12:15:16.11</meta:creation-date>
    <dc:date>2017-10-08T15:38:42.80</dc:date>
    <meta:editing-duration>PT2H33M34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2" meta:paragraph-count="17" meta:word-count="477" meta:character-count="3257"/>
  </office:meta>
</office:document-meta>
</file>